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deabb"/>
    </style:style>
    <style:style style:name="T2" style:family="text">
      <style:text-properties officeooo:rsid="001096b6"/>
    </style:style>
    <style:style style:name="T3" style:family="text">
      <style:text-properties officeooo:rsid="0012cc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/>E<text:span text:style-name="T3">m</text:span>/<text:span text:style-name="T1">F</text:span> <text:s text:c="7"/>C <text:s text:c="15"/>G </text:p>
      <text:p text:style-name="Preformatted_20_Text"><text:s/>Et si tu crois que j'ai eu peur, c'est fa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22:04:35.176000000</meta:creation-date>
    <dc:date>2020-06-06T17:10:35.224000000</dc:date>
    <meta:editing-duration>PT4H38M7S</meta:editing-duration>
    <meta:editing-cycles>16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" meta:word-count="13" meta:character-count="76" meta:non-whitespace-character-count="40"/>
  </office:meta>
</office:document-meta>
</file>